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5b47" officeooo:paragraph-rsid="0002a5ba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Standard">
      <style:text-properties officeooo:rsid="000b5b47" officeooo:paragraph-rsid="0002a5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**Meeting 11 Minutes**</text:p>
      <text:p text:style-name="P2"/>
      <text:p text:style-name="P3">**Date: 23/09/2024**&lt;br&gt;</text:p>
      <text:p text:style-name="P3">**Venue: Teams (Online)**</text:p>
      <text:p text:style-name="P2"/>
      <text:p text:style-name="P3">Attendance:</text:p>
      <text:p text:style-name="P3">- Ciaran David Petrus Engelbrecht &lt;23169641@student.uwa.edu.au&gt;</text:p>
      <text:p text:style-name="P3">- William Forrest Stewart van den Wall Bake &lt;23086983@student.uwa.edu.au&gt;</text:p>
      <text:p text:style-name="P3">- Connor James Fernie &lt;23443143@student.uwa.edu.au&gt;</text:p>
      <text:p text:style-name="P3">- William Sydney Lodge &lt;22980141@student.uwa.edu.au&gt;</text:p>
      <text:p text:style-name="P3">- Shashwat Abrol &lt;23482415@student.uwa.edu.au&gt;</text:p>
      <text:p text:style-name="P3">- Oliver John Dean &lt;21307131@student.uwa.edu.au&gt;</text:p>
      <text:p text:style-name="P2"/>
      <text:p text:style-name="P3">Apologies: </text:p>
      <text:p text:style-name="P3">- N/A</text:p>
      <text:p text:style-name="P2"/>
      <text:p text:style-name="P3">Absent:</text:p>
      <text:p text:style-name="P3">- N/A</text:p>
      <text:p text:style-name="P2"/>
      <text:p text:style-name="P3">## Meeting Opened: 9:--am</text:p>
      <text:p text:style-name="P2"/>
      <text:p text:style-name="P3">---</text:p>
      <text:p text:style-name="P2"/>
      <text:p text:style-name="P3">## Reports</text:p>
      <text:p text:style-name="P2"/>
      <text:p text:style-name="P3">### Item 1.1: Previous Minutes</text:p>
      <text:p text:style-name="P3">Move Minutes for meetings 9 be accepted </text:p>
      <text:p text:style-name="P3">&lt;br&gt; **Moved:** </text:p>
      <text:p text:style-name="P3">&lt;br&gt; **Seconded:** </text:p>
      <text:p text:style-name="P3">&lt;br&gt; Unanimously passed</text:p>
      <text:p text:style-name="P2"/>
      <text:p text:style-name="P3">### Item 1.2: Progress Reports</text:p>
      <text:p text:style-name="P3">- Ciaran ~ OCR stage progress</text:p>
      <text:p text:style-name="P3">- Report on OCR; Working Well.</text:p>
      <text:p text:style-name="P3">- Connor ~ Finish sprint documentation</text:p>
      <text:p text:style-name="P3">- Confirmed working on sprint 2 documentation; General work on miscellaneous</text:p>
      <text:p text:style-name="P3">- Shashwat ~ UI &amp; table build development progress, ability for user to shift lines</text:p>
      <text:p text:style-name="P3">- Continued work on Table detection – stopping work to find issues with image enhancements</text:p>
      <text:p text:style-name="P3">- William Bake ~ Automatic table detection progress, code review</text:p>
      <text:p text:style-name="P3">- More Progress being made - believe in final form though</text:p>
      <text:p text:style-name="P3">- Oliver ~ UI &amp; testing progress</text:p>
      <text:p text:style-name="P3"><text:soft-page-break/>- got GUI setup well; And having to commit soon with new table detection work</text:p>
      <text:p text:style-name="P3">- William Lodge ~ Automatic table detection progress</text:p>
      <text:p text:style-name="P3">- Progress going Well; Efforts similar to other Will</text:p>
      <text:p text:style-name="P2"/>
      <text:p text:style-name="P2"/>
      <text:p text:style-name="P3">Section moved on block</text:p>
      <text:p text:style-name="P3">&lt;br&gt; **Moved:** Connor</text:p>
      <text:p text:style-name="P3">&lt;br&gt; **Seconded:** Shashwat</text:p>
      <text:p text:style-name="P3">&lt;br&gt; Unanimously passed</text:p>
      <text:p text:style-name="P3">&lt;br&gt;**Reports accepted**</text:p>
      <text:p text:style-name="P2"/>
      <text:p text:style-name="P3">---</text:p>
      <text:p text:style-name="P2"/>
      <text:p text:style-name="P3">## Discussions:</text:p>
      <text:p text:style-name="P2"/>
      <text:p text:style-name="P3">### Item 2.1: Git practices</text:p>
      <text:p text:style-name="P3">- Suggestion based on previous Mentor meeting</text:p>
      <text:p text:style-name="P3">- Connor wondering if good to create Pull requests.</text:p>
      <text:p text:style-name="P3">- Suggested Oliver to use branch for GUI stuff that he is yet to commit to main</text:p>
      <text:p text:style-name="P2"/>
      <text:p text:style-name="P3">### Item 2.2: Can automatic table detection be improved further?</text:p>
      <text:p text:style-name="P3">- William B says no further can be developed; Oliver in Agreement</text:p>
      <text:p text:style-name="P3">- Connor says good to focus on something more important; Such as OCR.</text:p>
      <text:p text:style-name="P3">- OCR improvements going well - Ciaran</text:p>
      <text:p text:style-name="P2"/>
      <text:p text:style-name="P3">### Item 2.3: Can OCR accuracy be signed off on the time-sheet?</text:p>
      <text:p text:style-name="P3">- Oliver mentioned Documentation for Sprint 2; Oliver clarified information about that and Chris Preferences to discuss in meeting</text:p>
      <text:p text:style-name="P3">- William Lodge asking if we should do another demo; Connor in agreement would be good to use another demo considering failures that occurred last week.</text:p>
      <text:p text:style-name="P3">- Tick off table detection and OCR accuracy in deliverables as completed</text:p>
      <text:p text:style-name="P2"/>
      <text:p text:style-name="P2"/>
      <text:p text:style-name="P3">Section moved on block</text:p>
      <text:p text:style-name="P3">&lt;br&gt; **Moved:** Connor</text:p>
      <text:p text:style-name="P3">&lt;br&gt; **Seconded:** Shashwat</text:p>
      <text:p text:style-name="P3">&lt;br&gt; Unanimously passed</text:p>
      <text:p text:style-name="P2"/>
      <text:p text:style-name="P3">---</text:p>
      <text:p text:style-name="P2"/>
      <text:p text:style-name="P3">## To Do:</text:p>
      <text:p text:style-name="P2"><text:soft-page-break/></text:p>
      <text:p text:style-name="P3">### Item 3.1: Assign sprint 3 team manager</text:p>
      <text:p text:style-name="P3">- Connor Asked for volunteers</text:p>
      <text:p text:style-name="P3">- William Lodge volunteered; Will start as new Manager from next week.</text:p>
      <text:p text:style-name="P2"/>
      <text:p text:style-name="P3">### Item 3.2: Assign sprint 3 minute taker</text:p>
      <text:p text:style-name="P3">- New Minuted taker asked for; William Bake confirmed happy to keep taking minutes</text:p>
      <text:p text:style-name="P2"/>
      <text:p text:style-name="P3">### Item 3.3: Review sprint 3 deliverables</text:p>
      <text:p text:style-name="P3">- Need to get installation guide/installation setup.</text:p>
      <text:p text:style-name="P3">- Submit Git commit logs</text:p>
      <text:p text:style-name="P3">- Need to submit codes on to teams</text:p>
      <text:p text:style-name="P3">- Not immediate required but something to look into</text:p>
      <text:p text:style-name="P2"/>
      <text:p text:style-name="P3">### Item 3.4: Reassign members to tasks</text:p>
      <text:p text:style-name="P3">- Uncertainty about assignment of tasks/what to do for meanwhile</text:p>
      <text:p text:style-name="P3">- Some members have certainty but others aren’t sure about what to do</text:p>
      <text:p text:style-name="P3">- Oliver asked for help integrating OCR stuff with GUI; will commit files to main to allow for collaboration.</text:p>
      <text:p text:style-name="P3">- Ciaran says good to group up on task</text:p>
      <text:p text:style-name="P3">- Wills assigned to table detection integration</text:p>
      <text:p text:style-name="P3">- Connor helping Ciaran to help with OCR</text:p>
      <text:p text:style-name="P3">- Shashwat to work with Oliver for integration soon</text:p>
      <text:p text:style-name="P3">- Due to high completion of program; Now just looking for improvements.</text:p>
      <text:p text:style-name="P2"/>
      <text:p text:style-name="P3">### Item 3.5: </text:p>
      <text:p text:style-name="P2"/>
      <text:p text:style-name="P2"/>
      <text:p text:style-name="P3">Section moved on block </text:p>
      <text:p text:style-name="P3">&lt;br&gt; **Mover:** Connor</text:p>
      <text:p text:style-name="P3">&lt;br&gt; **Seconder:** Oliver</text:p>
      <text:p text:style-name="P3">&lt;br&gt; Unanimously passed</text:p>
      <text:p text:style-name="P2"/>
      <text:p text:style-name="P3">---</text:p>
      <text:p text:style-name="P3">## Next Meeting:</text:p>
      <text:p text:style-name="P2"/>
      <text:p text:style-name="P3">### Item 4.1: Next Team Meeting</text:p>
      <text:p text:style-name="P3">- Tue 1st Oct @ 7pm via Discord</text:p>
      <text:p text:style-name="P2"/>
      <text:p text:style-name="P3">### Item 4.2: Next Client Meeting</text:p>
      <text:p text:style-name="P3">- Wed 25th Sep @ 9am via Teams</text:p>
      <text:p text:style-name="P3"><text:soft-page-break/>- Discussions:</text:p>
      <text:p text:style-name="P3">- </text:p>
      <text:p text:style-name="P2"/>
      <text:p text:style-name="P3">### Item 4.3: Next Mentor Meeting</text:p>
      <text:p text:style-name="P3">- Next Mentor meeting suggested as being a celebratory event; </text:p>
      <text:p text:style-name="P3">- Go have lunch with him for example; </text:p>
      <text:p text:style-name="P3">- Need to send email and find availability for it.</text:p>
      <text:p text:style-name="P2"/>
      <text:p text:style-name="P3">### Item 4.4: Next Auditor Meeting</text:p>
      <text:p text:style-name="P3">- TBA</text:p>
      <text:p text:style-name="P2"/>
      <text:p text:style-name="P3">Section moved on block </text:p>
      <text:p text:style-name="P3">&lt;br&gt; **Mover:** Connor</text:p>
      <text:p text:style-name="P3">&lt;br&gt; **Seconder:** William</text:p>
      <text:p text:style-name="P3">&lt;br&gt; Unanimously passed</text:p>
      <text:p text:style-name="P2"/>
      <text:p text:style-name="P3">## Meeting Closed: 9:24am</text:p>
      <text:p text:style-name="P2"/>
      <text:p text:style-name="P3">---</text:p>
      <text:p text:style-name="P2"/>
      <text:p text:style-name="P3">## Action Items:</text:p>
      <text:p text:style-name="P3">- Reports for next meeting:</text:p>
      <text:p text:style-name="P3">+ Ciaran, Connor &amp; Oliver- OCR and GUI</text:p>
      <text:p text:style-name="P3">+ Connor - </text:p>
      <text:p text:style-name="P3">+ Shashwat - Continued work on GUI lines</text:p>
      <text:p text:style-name="P3">+ William Bake &amp; William Lodge - Table Detection and GUI integration of Ciarans work</text:p>
      <text:p text:style-name="P3">- Contact</text:p>
      <text:p text:style-name="P3">+ Connor to contact Andy for next meeting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1:04:24.981627514</meta:creation-date>
    <dc:date>2024-09-23T19:34:12.051366443</dc:date>
    <meta:editing-duration>PT28M31S</meta:editing-duration>
    <meta:editing-cycles>11</meta:editing-cycles>
    <meta:generator>LibreOffice/24.8.0.3$Linux_X86_64 LibreOffice_project/480$Build-3</meta:generator>
    <meta:document-statistic meta:table-count="0" meta:image-count="0" meta:object-count="0" meta:page-count="4" meta:paragraph-count="112" meta:word-count="724" meta:character-count="4291" meta:non-whitespace-character-count="3668"/>
  </office:meta>
</office:document-meta>
</file>